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AF00000212C2CB87FC.png" manifest:media-type="image/png"/>
  <manifest:file-entry manifest:full-path="Pictures/100021B200008D2E00004F6005C55AC6.svg" manifest:media-type="image/svg+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pr1" style:family="presentation" style:parent-style-name="Metropolis-title">
      <style:graphic-properties fo:min-height="3.177cm" loext:decorative="false"/>
      <style:paragraph-properties style:writing-mode="lr-tb"/>
    </style:style>
    <style:style style:name="pr2" style:family="presentation" style:parent-style-name="Metropolis-subtitle">
      <style:graphic-properties draw:fill-color="#ffffff" fo:min-height="10.548cm" loext:decorative="false"/>
      <style:paragraph-properties style:writing-mode="lr-tb"/>
    </style:style>
    <style:style style:name="pr3" style:family="presentation" style:parent-style-name="Metropolis-notes">
      <style:graphic-properties draw:fill-color="#ffffff" draw:auto-grow-height="false" fo:min-height="0.101cm" loext:decorative="false"/>
      <style:paragraph-properties style:writing-mode="lr-tb"/>
    </style:style>
    <style:style style:name="pr4" style:family="presentation" style:parent-style-name="Metropolis-title">
      <style:graphic-properties fo:min-height="2cm" loext:decorative="false"/>
      <style:paragraph-properties style:writing-mode="lr-tb"/>
    </style:style>
    <style:style style:name="pr5" style:family="presentation" style:parent-style-name="Metropolis-outline1">
      <style:graphic-properties fo:min-height="10.298cm" loext:decorative="false"/>
      <style:paragraph-properties style:writing-mode="lr-tb"/>
    </style:style>
    <style:style style:name="pr6" style:family="presentation" style:parent-style-name="Metropolis-notes">
      <style:graphic-properties draw:fill-color="#ffffff" draw:auto-grow-height="false" fo:min-height="14.001cm" loext:decorative="false"/>
      <style:paragraph-properties style:writing-mode="lr-tb"/>
    </style:style>
    <style:style style:name="P1" style:family="paragraph">
      <loext:graphic-properties draw:fill-color="#ffffff"/>
    </style:style>
    <style:style style:name="P2" style:family="paragraph">
      <style:paragraph-properties fo:margin-left="0cm" fo:margin-right="0cm" fo:margin-top="0cm" fo:margin-bottom="0.374cm" fo:text-indent="0cm"/>
    </style:style>
    <style:style style:name="T1" style:family="text">
      <style:text-properties style:text-position="super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Metropolis" presentation:presentation-page-layout-name="AL1T0">
        <office:forms form:automatic-focus="false" form:apply-design-mode="false"/>
        <draw:frame presentation:style-name="pr1" draw:layer="layout" svg:width="14.8cm" svg:height="3.177cm" svg:x="6.6cm" svg:y="0.012cm" presentation:class="title" presentation:user-transformed="true">
          <draw:text-box>
            <text:p>Analyzing Goodreads </text:p>
          </draw:text-box>
        </draw:frame>
        <draw:frame presentation:style-name="pr2" draw:text-style-name="P1" draw:layer="layout" svg:width="25.2cm" svg:height="10.548cm" svg:x="1.4cm" svg:y="3.8cm" presentation:class="subtitle">
          <draw:text-box>
            <text:p>David Holland</text:p>
            <text:p>CS-4412 W01 Spring 2026</text:p>
            <text:p>Kennesaw State University</text:p>
            <text:p>April 30<text:span text:style-name="T1">th</text:span>, 2026</text:p>
          </draw:text-box>
        </draw:frame>
        <presentation:notes draw:style-name="dp2">
          <draw:page-thumbnail draw:style-name="gr1" draw:layer="layout" svg:width="17cm" svg:height="9.56cm" svg:x="2cm" svg:y="2.5cm" draw:page-number="1" presentation:class="page"/>
          <draw:frame presentation:style-name="pr3" draw:text-style-name="P1" draw:layer="layout" svg:width="17cm" svg:height="14cm" svg:x="2cm" svg:y="13cm" presentation:class="notes" presentation:placeholder="true" presentation:user-transformed="true">
            <draw:text-box/>
          </draw:frame>
        </presentation:notes>
      </draw:page>
      <draw:page draw:name="page2" draw:style-name="dp1" draw:master-page-name="Metropolis" presentation:presentation-page-layout-name="AL2T1">
        <office:forms form:automatic-focus="false" form:apply-design-mode="false"/>
        <draw:frame presentation:style-name="pr4" draw:layer="layout" svg:width="14.8cm" svg:height="2cm" svg:x="6.6cm" svg:y="0.6cm" presentation:class="title">
          <draw:text-box>
            <text:p>Table of Contents</text:p>
          </draw:text-box>
        </draw:frame>
        <draw:frame presentation:style-name="pr5" draw:layer="layout" svg:width="25.2cm" svg:height="10.548cm" svg:x="1.4cm" svg:y="3.8cm" presentation:class="outline" presentation:user-transformed="true">
          <draw:text-box>
            <text:list text:style-name="L2">
              <text:list-item>
                <text:p>Introduction</text:p>
              </text:list-item>
              <text:list-item>
                <text:p>Discovery Questions</text:p>
              </text:list-item>
              <text:list-item>
                <text:p>Approaches used</text:p>
              </text:list-item>
              <text:list-item>
                <text:p>Discovered Patterns</text:p>
              </text:list-item>
              <text:list-item>
                <text:p>How it’s Used</text:p>
              </text:list-item>
              <text:list-item>
                <text:p>Questions </text:p>
              </text:list-item>
              <text:list-item>
                <text:p>Conclusion</text:p>
              </text:list-item>
            </text:list>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6" draw:text-style-name="P1" draw:layer="layout" svg:width="17cm" svg:height="14cm" svg:x="2cm" svg:y="13cm" presentation:class="notes" presentation:placeholder="true">
            <draw:text-box/>
          </draw:frame>
        </presentation:notes>
      </draw:page>
      <draw:page draw:name="page3" draw:style-name="dp1" draw:master-page-name="Metropolis" presentation:presentation-page-layout-name="AL2T1">
        <office:forms form:automatic-focus="false" form:apply-design-mode="false"/>
        <draw:frame presentation:style-name="pr4" draw:layer="layout" svg:width="14.8cm" svg:height="2cm" svg:x="6.6cm" svg:y="0.6cm" presentation:class="title">
          <draw:text-box>
            <text:p>Introduction</text:p>
          </draw:text-box>
        </draw:frame>
        <draw:frame presentation:style-name="pr5" draw:layer="layout" svg:width="25.2cm" svg:height="10.548cm" svg:x="1.4cm" svg:y="3.8cm" presentation:class="outline" presentation:user-transformed="true">
          <draw:text-box>
            <text:list text:style-name="L2">
              <text:list-item>
                <text:p>Our team analyzed the 2017 UCSD Goodreads dataset.</text:p>
              </text:list-item>
              <text:list-item>
                <text:p>This data was scraped from public user data on the Goodreads.com website </text:p>
              </text:list-item>
              <text:list-item>
                <text:p>The dataset contains three groups of data: meta-data of books, public shelves, and users’ detailed book-reviews. </text:p>
              </text:list-item>
              <text:list-item>
                <text:p>Contains over 2,360,655 books (400,390 book series) </text:p>
              </text:list-item>
              <text:list-item>
                <text:p>876,145 users (112,131,203 reads and 104,551,549 ratings)</text:p>
              </text:list-item>
            </text:list>
          </draw:text-box>
        </draw:frame>
        <presentation:notes draw:style-name="dp2">
          <office:forms form:automatic-focus="false" form:apply-design-mode="false"/>
          <draw:page-thumbnail draw:style-name="gr1" draw:layer="layout" svg:width="17cm" svg:height="9.56cm" svg:x="2cm" svg:y="2.5cm" draw:page-number="3" presentation:class="page"/>
          <draw:frame presentation:style-name="pr6" draw:text-style-name="P1" draw:layer="layout" svg:width="17cm" svg:height="14cm" svg:x="2cm" svg:y="13cm" presentation:class="notes" presentation:placeholder="true">
            <draw:text-box/>
          </draw:frame>
        </presentation:notes>
      </draw:page>
      <draw:page draw:name="page4" draw:style-name="dp1" draw:master-page-name="Metropolis" presentation:presentation-page-layout-name="AL2T1">
        <office:forms form:automatic-focus="false" form:apply-design-mode="false"/>
        <draw:frame presentation:style-name="pr4" draw:layer="layout" svg:width="14.8cm" svg:height="2cm" svg:x="6.6cm" svg:y="0.6cm" presentation:class="title">
          <draw:text-box>
            <text:p>Discovery Questions</text:p>
          </draw:text-box>
        </draw:frame>
        <draw:frame presentation:style-name="pr5" draw:layer="layout" svg:width="25.2cm" svg:height="10.548cm" svg:x="1.4cm" svg:y="3.8cm" presentation:class="outline">
          <draw:text-box>
            <text:list text:style-name="L2">
              <text:list-item>
                <text:p>DQ1: What are the hidden associations between specific book genres and user-defined "shelves"? (Do readers of "Romantasy" (Romance Fantasy) also show high interest in other genres like fantasy?</text:p>
              </text:list-item>
              <text:list-item>
                <text:p>DQ2: Can we identify distinct Reader Personas based on interaction metrics? By clustering users based on their average rating variance, review frequency, and review length our goal is to discover if it is possible to classify readers into different groups?</text:p>
              </text:list-item>
              <text:list-item>
                <text:p>DQ3: What type of patterns emerge from highly-voted reviews compared to low-voted ones?</text:p>
              </text:list-item>
            </text:list>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6" draw:text-style-name="P1" draw:layer="layout" svg:width="17cm" svg:height="14cm" svg:x="2cm" svg:y="13cm" presentation:class="notes" presentation:placeholder="true">
            <draw:text-box/>
          </draw:frame>
        </presentation:notes>
      </draw:page>
      <draw:page draw:name="page5" draw:style-name="dp1" draw:master-page-name="Metropolis" presentation:presentation-page-layout-name="AL2T1">
        <office:forms form:automatic-focus="false" form:apply-design-mode="false"/>
        <draw:frame presentation:style-name="pr4" draw:layer="layout" svg:width="14.8cm" svg:height="2cm" svg:x="6.6cm" svg:y="0.6cm" presentation:class="title" presentation:user-transformed="true">
          <draw:text-box>
            <text:p>Discovered Patterns</text:p>
          </draw:text-box>
        </draw:frame>
        <draw:frame presentation:style-name="pr5" draw:layer="layout" svg:width="25.2cm" svg:height="10.548cm" svg:x="1.4cm" svg:y="3.8cm" presentation:class="outline">
          <draw:text-box>
            <text:list text:style-name="L2">
              <text:list-item>
                <text:p>DQ1: The FP-Growth algorithm did not find any strong association rules linking “Romantasy” or other related genres. We assume that readers who tag books with “Romantasy” treat it as a standalone category only a descriptive category</text:p>
              </text:list-item>
              <text:list-item>
                <text:p>DQ2: We were able to group readers into 4 different groups: Harsh consumer, Generous consumer, Powered reader, and standard reviewer</text:p>
              </text:list-item>
              <text:list-item>
                <text:p>DQ3: Analyzed engagement with reviews and relevance in the community. We discovered that longer reviews and star ratings <text:tab/> do not correlate with higher community engagement</text:p>
              </text:list-item>
            </text:list>
          </draw:text-box>
        </draw:frame>
        <presentation:notes draw:style-name="dp1">
          <office:forms form:automatic-focus="false" form:apply-design-mode="false"/>
          <draw:page-thumbnail draw:style-name="gr1" draw:layer="layout" svg:width="17cm" svg:height="9.56cm" svg:x="2cm" svg:y="2.5cm" draw:page-number="5" presentation:class="page"/>
          <draw:frame presentation:style-name="pr6" draw:text-style-name="P1" draw:layer="layout" svg:width="17cm" svg:height="14cm" svg:x="2cm" svg:y="13cm" presentation:class="notes" presentation:placeholder="true">
            <draw:text-box/>
          </draw:frame>
        </presentation:notes>
      </draw:page>
      <draw:page draw:name="page6" draw:style-name="dp1" draw:master-page-name="Metropolis" presentation:presentation-page-layout-name="AL2T1">
        <office:forms form:automatic-focus="false" form:apply-design-mode="false"/>
        <draw:frame presentation:style-name="pr4" draw:layer="layout" svg:width="14.8cm" svg:height="2cm" svg:x="6.6cm" svg:y="0.6cm" presentation:class="title">
          <draw:text-box>
            <text:p>Approaches used</text:p>
          </draw:text-box>
        </draw:frame>
        <draw:frame presentation:style-name="pr5" draw:layer="layout" svg:width="25.2cm" svg:height="10.548cm" svg:x="1.4cm" svg:y="3.8cm" presentation:class="outline">
          <draw:text-box>
            <text:list text:style-name="L2">
              <text:list-item>
                <text:p text:style-name="P2">FP-Growth algortihm: Treating user’s shelves as transaction to discover rules with high-lift and confidence to identify relationships between genres</text:p>
              </text:list-item>
              <text:list-item>
                <text:p>K-means clustering: Used to answer DQ2. Apply on standardized numerical features </text:p>
              </text:list-item>
              <text:list-item>
                <text:p>Latent Dirichlet Allocation (LDA): Allow us to discover patterns within user’s reviews and try to find community engagement </text:p>
              </text:list-item>
            </text:list>
          </draw:text-box>
        </draw:frame>
        <presentation:notes draw:style-name="dp1">
          <office:forms form:automatic-focus="false" form:apply-design-mode="false"/>
          <draw:page-thumbnail draw:style-name="gr1" draw:layer="layout" svg:width="17cm" svg:height="9.56cm" svg:x="2cm" svg:y="2.5cm" draw:page-number="6" presentation:class="page"/>
          <draw:frame presentation:style-name="pr6" draw:text-style-name="P1" draw:layer="layout" svg:width="17cm" svg:height="14cm" svg:x="2cm" svg:y="13cm" presentation:class="notes" presentation:placeholder="true">
            <draw:text-box/>
          </draw:frame>
        </presentation:notes>
      </draw:page>
      <draw:page draw:name="page7" draw:style-name="dp1" draw:master-page-name="Metropolis" presentation:presentation-page-layout-name="AL2T1">
        <office:forms form:automatic-focus="false" form:apply-design-mode="false"/>
        <draw:frame presentation:style-name="pr4" draw:layer="layout" svg:width="14.8cm" svg:height="2cm" svg:x="6.6cm" svg:y="0.6cm" presentation:class="title">
          <draw:text-box>
            <text:p>Questions </text:p>
          </draw:text-box>
        </draw:frame>
        <draw:frame presentation:style-name="pr5" draw:layer="layout" svg:width="25.2cm" svg:height="10.548cm" svg:x="1.4cm" svg:y="3.8cm" presentation:class="outline" presentation:user-transformed="true">
          <draw:text-box>
            <text:list text:style-name="L2">
              <text:list-item>
                <text:p>How confident am I that these patterns are real?</text:p>
              </text:list-item>
              <text:list-item>
                <text:p>What would I do differently with more time or data? </text:p>
                <text:list>
                  <text:list-item>
                    <text:p>Find a newer dataset, the 2020 Pandemic saw a increase in readers and massive popularity boom for Fantasy and “Romantasy”. We suspect our results would vary signifcantly if there was a datset made around 2021. </text:p>
                  </text:list-item>
                </text:list>
              </text:list-item>
            </text:list>
          </draw:text-box>
        </draw:frame>
        <presentation:notes draw:style-name="dp2">
          <office:forms form:automatic-focus="false" form:apply-design-mode="false"/>
          <draw:page-thumbnail draw:style-name="gr1" draw:layer="layout" svg:width="17cm" svg:height="9.56cm" svg:x="2cm" svg:y="2.5cm" draw:page-number="7" presentation:class="page"/>
          <draw:frame presentation:style-name="pr6" draw:text-style-name="P1" draw:layer="layout" svg:width="17cm" svg:height="14cm" svg:x="2cm" svg:y="13cm" presentation:class="notes" presentation:placeholder="true">
            <draw:text-box/>
          </draw:frame>
        </presentation:notes>
      </draw:page>
      <draw:page draw:name="page8" draw:style-name="dp1" draw:master-page-name="Metropolis" presentation:presentation-page-layout-name="AL2T1">
        <office:forms form:automatic-focus="false" form:apply-design-mode="false"/>
        <draw:frame presentation:style-name="pr4" draw:layer="layout" svg:width="14.8cm" svg:height="2cm" svg:x="6.6cm" svg:y="0.6cm" presentation:class="title">
          <draw:text-box>
            <text:p>Conclusion</text:p>
          </draw:text-box>
        </draw:frame>
        <draw:frame presentation:style-name="pr5" draw:layer="layout" svg:width="25.2cm" svg:height="10.548cm" svg:x="1.4cm" svg:y="3.8cm" presentation:class="outline" presentation:placeholder="true">
          <draw:text-box/>
        </draw:frame>
        <presentation:notes draw:style-name="dp2">
          <office:forms form:automatic-focus="false" form:apply-design-mode="false"/>
          <draw:page-thumbnail draw:style-name="gr1" draw:layer="layout" svg:width="17cm" svg:height="9.56cm" svg:x="2cm" svg:y="2.5cm" draw:page-number="8" presentation:class="page"/>
          <draw:frame presentation:style-name="pr6"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Metropolis-background" style:family="presentation">
      <style:graphic-properties draw:stroke="none" draw:fill="none"/>
      <style:text-properties style:letter-kerning="true"/>
    </style:style>
    <style:style style:name="Metropoli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ffffff" loext:opacity="100%" fo:font-size="14pt" style:letter-kerning="true" style:font-size-asian="14pt" style:font-size-complex="14pt"/>
    </style:style>
    <style:style style:name="Metropolis-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etropolis-outline1" style:family="presentation">
      <style:graphic-properties draw:stroke="none" draw:fill="none" draw:auto-grow-height="false" draw:fit-to-size="false" style:shrink-to-fit="true">
        <text:list-style style:name="Metropoli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4cm" fo:text-indent="0cm"/>
      <style:text-properties fo:color="#ffffff" loext:opacity="100%" style:text-outline="false" style:text-line-through-style="none" style:text-line-through-type="non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Metropolis-outline2" style:family="presentation" style:parent-style-name="Metropolis-outline1">
      <style:paragraph-properties fo:margin-left="0cm" fo:margin-right="0cm" fo:margin-top="0cm" fo:margin-bottom="0.299cm" fo:text-indent="0cm"/>
      <style:text-properties fo:color="#ffffff" loext:opacity="100%" fo:font-size="21pt" style:font-size-asian="21pt" style:font-size-complex="21pt"/>
    </style:style>
    <style:style style:name="Metropolis-outline3" style:family="presentation" style:parent-style-name="Metropolis-outline2">
      <style:paragraph-properties fo:margin-left="0cm" fo:margin-right="0cm" fo:margin-top="0cm" fo:margin-bottom="0.224cm" fo:text-indent="0cm"/>
      <style:text-properties fo:color="#ffffff" loext:opacity="100%" fo:font-size="18pt" style:font-size-asian="18pt" style:font-size-complex="18pt"/>
    </style:style>
    <style:style style:name="Metropolis-outline4" style:family="presentation" style:parent-style-name="Metropolis-outline3">
      <style:paragraph-properties fo:margin-left="0cm" fo:margin-right="0cm" fo:margin-top="0cm" fo:margin-bottom="0.149cm" fo:text-indent="0cm"/>
      <style:text-properties fo:color="#ffffff" loext:opacity="100%" fo:font-size="15pt" style:font-size-asian="15pt" style:font-size-complex="15pt"/>
    </style:style>
    <style:style style:name="Metropolis-outline5" style:family="presentation" style:parent-style-name="Metropolis-outline4">
      <style:paragraph-properties fo:margin-left="0cm" fo:margin-right="0cm" fo:margin-top="0cm" fo:margin-bottom="0.074cm" fo:text-indent="0cm"/>
      <style:text-properties fo:color="#ffffff" loext:opacity="100%" fo:font-size="15pt" style:font-size-asian="15pt" style:font-size-complex="15pt"/>
    </style:style>
    <style:style style:name="Metropolis-outline6" style:family="presentation" style:parent-style-name="Metropolis-outline5">
      <style:paragraph-properties fo:margin-left="0cm" fo:margin-right="0cm" fo:margin-top="0cm" fo:margin-bottom="0.074cm" fo:text-indent="0cm"/>
      <style:text-properties fo:color="#ffffff" loext:opacity="100%" fo:font-size="15pt" style:font-size-asian="15pt" style:font-size-complex="15pt"/>
    </style:style>
    <style:style style:name="Metropolis-outline7" style:family="presentation" style:parent-style-name="Metropolis-outline6">
      <style:paragraph-properties fo:margin-left="0cm" fo:margin-right="0cm" fo:margin-top="0cm" fo:margin-bottom="0.074cm" fo:text-indent="0cm"/>
      <style:text-properties fo:color="#ffffff" loext:opacity="100%" fo:font-size="15pt" style:font-size-asian="15pt" style:font-size-complex="15pt"/>
    </style:style>
    <style:style style:name="Metropolis-outline8" style:family="presentation" style:parent-style-name="Metropolis-outline7">
      <style:paragraph-properties fo:margin-left="0cm" fo:margin-right="0cm" fo:margin-top="0cm" fo:margin-bottom="0.074cm" fo:text-indent="0cm"/>
      <style:text-properties fo:font-size="15pt" style:font-size-asian="15pt" style:font-size-complex="15pt"/>
    </style:style>
    <style:style style:name="Metropolis-outline9" style:family="presentation" style:parent-style-name="Metropolis-outline8">
      <style:paragraph-properties fo:margin-left="0cm" fo:margin-right="0cm" fo:margin-top="0cm" fo:margin-bottom="0.074cm" fo:text-indent="0cm"/>
      <style:text-properties fo:font-size="15pt" style:font-size-asian="15pt" style:font-size-complex="15pt"/>
    </style:style>
    <style:style style:name="Metropolis-subtitle" style:family="presentation">
      <style:graphic-properties draw:stroke="none" draw:fill="none" draw:textarea-vertical-align="middle">
        <text:list-style style:name="Metropoli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loext:opacity="100%"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etropolis-title" style:family="presentation">
      <style:graphic-properties draw:stroke="none" draw:fill="none" draw:textarea-vertical-align="middle" draw:fit-to-size="false" style:shrink-to-fit="true">
        <text:list-style style:name="Metropoli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pr1" style:family="presentation" style:parent-style-name="Metropolis-backgroundobjects">
      <style:graphic-properties draw:fill="none" draw:fill-color="#ffffff" fo:min-height="0.634cm" loext:decorative="false"/>
      <style:paragraph-properties style:writing-mode="lr-tb"/>
    </style:style>
    <style:style style:name="Mpr2" style:family="presentation" style:parent-style-name="Metropolis-backgroundobjects">
      <style:graphic-properties draw:fill="none" draw:fill-color="#ffffff" fo:min-height="1.484cm" loext:decorative="false"/>
      <style:paragraph-properties style:writing-mode="lr-tb"/>
    </style:style>
    <style:style style:name="Mpr3" style:family="presentation" style:parent-style-name="Metropolis-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right"/>
      <style:text-properties fo:font-size="14pt" style:font-size-asian="14pt" style:font-size-complex="14pt"/>
    </style:style>
    <style:style style:name="MP4" style:family="paragraph">
      <loext:graphic-properties draw:fill="none" draw:fill-color="#ffffff"/>
      <style:paragraph-properties fo:text-align="right"/>
      <style:text-properties fo:font-size="14pt" style:font-size-asian="14pt" style:font-size-complex="14pt"/>
    </style:style>
    <style:style style:name="MP5" style:family="paragraph">
      <loext:graphic-properties draw:fill="none"/>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color="#000000" loext:opacity="100%"/>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etropolis"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28cm" svg:height="15.75cm" svg:x="0cm" svg:y="0cm">
        <draw:image xlink:href="Pictures/100021B200008D2E00004F6005C55AC6.svg" xlink:type="simple" xlink:show="embed" xlink:actuate="onLoad" draw:mime-type="image/svg+xml">
          <text:p/>
        </draw:image>
        <draw:image xlink:href="Pictures/10000001000003AF00000212C2CB87FC.png" xlink:type="simple" xlink:show="embed" xlink:actuate="onLoad" draw:mime-type="image/png"/>
      </draw:frame>
      <draw:frame presentation:style-name="Metropolis-title" draw:layer="backgroundobjects" svg:width="14.8cm" svg:height="2cm" svg:x="6.6cm" svg:y="0.6cm" presentation:class="title" presentation:placeholder="true">
        <draw:text-box/>
      </draw:frame>
      <draw:frame presentation:style-name="Metropolis-outline1" draw:layer="backgroundobjects" svg:width="25.2cm" svg:height="10.548cm" svg:x="1.4cm" svg:y="3.8cm" presentation:class="outline" presentation:placeholder="true">
        <draw:text-box/>
      </draw:frame>
      <draw:frame presentation:style-name="Mpr1" draw:text-style-name="MP2" draw:layer="backgroundobjects" svg:width="6.523cm" svg:height="0.674cm" svg:x="1.4cm" svg:y="14.8cm" presentation:class="date-time">
        <draw:text-box>
          <text:p text:style-name="MP1"><presentation:date-time/></text:p>
        </draw:text-box>
      </draw:frame>
      <draw:frame presentation:style-name="Mpr1" draw:text-style-name="MP7" draw:layer="backgroundobjects" svg:width="8.875cm" svg:height="0.674cm" svg:x="9.576cm" svg:y="14.8cm" presentation:class="footer">
        <draw:text-box>
          <text:p text:style-name="MP6"><presentation:footer/></text:p>
        </draw:text-box>
      </draw:frame>
      <draw:frame presentation:style-name="Mpr1" draw:text-style-name="MP4" draw:layer="backgroundobjects" svg:width="6.523cm" svg:height="0.674cm" svg:x="20.076cm" svg:y="14.8cm" presentation:class="page-number">
        <draw:text-box>
          <text:p text:style-name="MP3"><text:page-number>&lt;number&gt;</text:page-number></text:p>
        </draw:text-box>
      </draw:frame>
      <presentation:notes style:page-layout-name="PM0">
        <office:forms form:automatic-focus="false" form:apply-design-mode="false"/>
        <draw:page-thumbnail presentation:style-name="Metropolis-title" draw:layer="backgroundobjects" svg:width="17cm" svg:height="9.56cm" svg:x="2cm" svg:y="2.5cm" presentation:class="page"/>
        <draw:frame presentation:style-name="Metropolis-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7cm" svg:y="0cm" presentation:class="date-time">
          <draw:text-box>
            <text:p text:style-name="MP3"><text:span text:style-name="MT1"><presentation:date-time/></text:span></text:p>
          </draw:text-box>
        </draw:frame>
        <draw:frame presentation:style-name="Mpr3" draw:text-style-name="MP2" draw:layer="backgroundobjects" svg:width="9.113cm" svg:height="1.485cm" svg:x="0cm" svg:y="28.215cm" presentation:class="footer">
          <draw:text-box>
            <text:p text:style-name="MP1"><text:span text:style-name="MT1"><presentation:footer/></text:span></text:p>
          </draw:text-box>
        </draw:frame>
        <draw:frame presentation:style-name="Mpr3" draw:text-style-name="MP4" draw:layer="backgroundobjects" svg:width="9.113cm" svg:height="1.485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20T10:10:05.533967756</meta:creation-date>
    <dc:description>This work is licensed under a Creative Commons 0 License.
It makes use of the works of Alexander Wilms.</dc:description>
    <meta:generator>LibreOffice/26.2.2.2$Linux_X86_64 LibreOffice_project/620$Build-2</meta:generator>
    <dc:title>Metropolis</dc:title>
    <meta:editing-duration>PT38M9S</meta:editing-duration>
    <meta:editing-cycles>9</meta:editing-cycles>
    <dc:date>2026-04-20T10:48:17.845632245</dc:date>
    <meta:document-statistic meta:object-count="54"/>
  </office:meta>
</office:document-meta>
</file>